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stroke="solid" draw:stroke-dash="Ultrafine_20_Dashed"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gr3" style:family="graphic" style:parent-style-name="objectwithoutfill">
      <style:graphic-properties svg:stroke-width="0.076cm" svg:stroke-color="#0000ff" draw:marker-start="Arrow" draw:marker-start-width="0.305cm" draw:marker-end="" draw:marker-end-width="0.254cm" draw:fill="none" draw:textarea-vertical-align="middle" fo:padding-top="0.163cm" fo:padding-bottom="0.163cm" fo:padding-left="0.288cm" fo:padding-right="0.288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stroke="dash" draw:stroke-dash="Fine_20_Dashed_20__28_var_29_" draw:marker-end="Arrow" draw:fill="none" draw:textarea-vertical-align="middle"/>
    </style:style>
    <style:style style:name="gr6" style:family="graphic" style:parent-style-name="objectwithoutfill">
      <style:graphic-properties draw:stroke="solid" draw:stroke-dash="Ultrafine_20_Dashed" svg:stroke-width="0.076cm" svg:stroke-color="#ff0000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077cm" svg:height="0.962cm" svg:x="6.848cm" svg:y="9.134cm">
          <draw:text-box>
            <text:p>x = 1;</text:p>
          </draw:text-box>
        </draw:frame>
        <draw:frame draw:style-name="gr1" draw:layer="layout" svg:width="2.288cm" svg:height="0.962cm" svg:x="1.654cm" svg:y="2.797cm">
          <draw:text-box>
            <text:p>r1 = x;</text:p>
          </draw:text-box>
        </draw:frame>
        <draw:line draw:style-name="gr2" draw:text-style-name="P1" draw:layer="layout" svg:x1="3.097cm" svg:y1="3.624cm" svg:x2="7.66cm" svg:y2="9.274cm">
          <text:p/>
        </draw:line>
        <draw:frame draw:style-name="gr1" draw:text-style-name="P2" draw:layer="layout" svg:width="1.277cm" svg:height="0.962cm" svg:x="3.97cm" svg:y="4.121cm">
          <draw:text-box>
            <text:p>isc</text:p>
          </draw:text-box>
        </draw:frame>
        <draw:path draw:style-name="gr3" draw:text-style-name="P1" draw:layer="layout" svg:width="5.879cm" svg:height="4.779cm" draw:transform="rotate (-1.5707963267949) translate (7.025cm 3.648cm)" svg:viewBox="0 0 5880 4780" svg:d="m0 4780c158 6 786-106 948-122 178-18 816-394 994-459 198-72 2647-502 2795-643s406-835 508-1016c84-150 381-1143 381-1143l254-1397">
          <text:p/>
        </draw:path>
        <draw:frame draw:style-name="gr1" draw:text-style-name="P2" draw:layer="layout" svg:width="0.891cm" svg:height="0.962cm" svg:x="1.825cm" svg:y="5.102cm">
          <draw:text-box>
            <text:p><text:span text:style-name="T1">rf</text:span></text:p>
          </draw:text-box>
        </draw:frame>
        <draw:line draw:style-name="gr4" draw:text-style-name="P1" draw:layer="layout" svg:x1="2.807cm" svg:y1="2.008cm" svg:x2="2.807cm" svg:y2="12.422cm">
          <text:p/>
        </draw:line>
        <draw:line draw:style-name="gr4" draw:text-style-name="P1" draw:layer="layout" svg:x1="7.806cm" svg:y1="2.107cm" svg:x2="7.806cm" svg:y2="12.521cm">
          <text:p/>
        </draw:line>
        <draw:path draw:style-name="gr5" draw:text-style-name="P1" draw:layer="layout" svg:width="4.646cm" svg:height="2.035cm" draw:transform="rotate (-0.509112542806746) translate (3.81738677594674cm 5.3791051694039cm)" svg:viewBox="0 0 4647 2036" svg:d="m0 2026c169-4 349 43 507-36 170-85 257-297 427-384 133-68 141-221 271-296 144-83 616-635 763-717 138-77 318 113 457 36 171-96 220 15 394-75 145-75 167-64 321-132 140-61 261-161 401-224 148-67 279-240 455-189 175 52 260 283 481 243l133-58 37-21">
          <text:p/>
        </draw:path>
        <draw:frame draw:style-name="gr1" draw:text-style-name="P2" draw:layer="layout" svg:width="2.018cm" svg:height="0.962cm" svg:x="3.647cm" svg:y="6.821cm">
          <draw:text-box>
            <text:p><text:span text:style-name="T1">rfUsb</text:span></text:p>
          </draw:text-box>
        </draw:frame>
        <draw:line draw:style-name="gr6" draw:text-style-name="P1" draw:layer="layout" svg:x1="7.796cm" svg:y1="8.258cm" svg:x2="2.834cm" svg:y2="4.956cm">
          <text:p/>
        </draw:line>
        <draw:frame draw:style-name="gr1" draw:text-style-name="P2" draw:layer="layout" svg:width="1.205cm" svg:height="0.962cm" svg:x="3.042cm" svg:y="4.483cm">
          <draw:text-box>
            <text:p><text:span text:style-name="T1">hb</text:span></text:p>
          </draw:text-box>
        </draw:frame>
        <draw:line draw:style-name="gr6" draw:text-style-name="P1" draw:layer="layout" svg:x1="7.797cm" svg:y1="8.258cm" svg:x2="2.835cm" svg:y2="4.9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4.7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izhao Ou</meta:initial-creator>
    <meta:creation-date>2014-07-03T17:31:17</meta:creation-date>
    <dc:date>2014-07-29T01:18:18</dc:date>
    <dc:creator>peizhaoo </dc:creator>
    <meta:editing-duration>PT57M47S</meta:editing-duration>
    <meta:editing-cycles>36</meta:editing-cycles>
    <meta:generator>LibreOffice/3.5$Linux_X86_64 LibreOffice_project/350m1$Build-2</meta:generator>
    <meta:document-statistic meta:object-count="13"/>
  </office:meta>
</office:document-meta>
</file>